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text-properties officeooo:rsid="001c6e86" officeooo:paragraph-rsid="001c6e86"/>
    </style:style>
    <style:style style:name="P2" style:family="paragraph" style:parent-style-name="Standard">
      <style:text-properties fo:font-size="28pt" officeooo:rsid="001c6e86" officeooo:paragraph-rsid="001c6e86" style:font-size-asian="28pt" style:font-size-complex="28pt"/>
    </style:style>
    <style:style style:name="T1" style:family="text">
      <style:text-properties fo:color="#ce181e"/>
    </style:style>
    <style:style style:name="T2" style:family="text">
      <style:text-properties fo:color="#000080"/>
    </style:style>
    <style:style style:name="T3" style:family="text">
      <style:text-properties fo:color="#00008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lack-Box versus White-Box Testing</text:p>
      <text:p text:style-name="P1"/>
      <text:p text:style-name="P1"/>
      <text:p text:style-name="P2"><text:span text:style-name="T3">Black-Box Testing</text:span> - treat the code being tested like a blackbox that you cannot see inside the code.</text:p>
      <text:p text:style-name="P2"/>
      <text:p text:style-name="P2"><text:span text:style-name="T3">White-Box Testing</text:span> - you can look inside the code under test to help guide your tests.</text:p>
      <text:p text:style-name="P2"/>
      <text:p text:style-name="Title">When is Code Coverage Most Suitable? <text:line-break/><text:span text:style-name="T2">Black-box</text:span> or <text:span text:style-name="T2">White-box testing</text:span>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0T10:32:36.386989085</meta:creation-date>
    <dc:date>2021-09-20T10:44:45.087474051</dc:date>
    <meta:editing-duration>PT12M9S</meta:editing-duration>
    <meta:editing-cycles>1</meta:editing-cycles>
    <meta:document-statistic meta:table-count="0" meta:image-count="0" meta:object-count="0" meta:page-count="1" meta:paragraph-count="4" meta:word-count="48" meta:character-count="288" meta:non-whitespace-character-count="243"/>
    <meta:generator>LibreOffice/6.0.7.3$Linux_X86_64 LibreOffice_project/00m0$Build-3</meta:generator>
  </office:meta>
</office:document-meta>
</file>